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16.39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hospital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kash Hospi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90/43$Malviya Nagar$New Delhi$110017</text:p>
          </table:table-cell>
          <table:table-cell office:value-type="string" calcext:value-type="string">
            <text:p>51830822/844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ashlok Hospi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25-A, Block Ab$Community Centre</text:p>
            <text:p>Safdarjung Enclave$New Delhi$110029</text:p>
          </table:table-cell>
          <table:table-cell office:value-type="string" calcext:value-type="string">
            <text:p>26165901/26165902/26165903/26165904/26165905/26165906/26165907/26165861/261658 62</text:p>
          </table:table-cell>
          <table:table-cell office:value-type="string" calcext:value-type="string">
            <text:p>Hospita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dams Medicar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3663$Netaji SubhashMarg$Darya Ganj$New Delhi$110002</text:p>
          </table:table-cell>
          <table:table-cell office:value-type="string" calcext:value-type="string">
            <text:p> 23244557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ditya Verma Medical Centre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32 Chitra Vihar Vikas Marg$Bhd. Laxmi Nagar$Delhi$110092</text:p>
          </table:table-cell>
          <table:table-cell office:value-type="string" calcext:value-type="string">
            <text:p>22448008/22043839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Agarwal Medical Centr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E-243$Greater Kailash Part-I $New Delhi$ </text:p>
            <text:p>110048</text:p>
          </table:table-cell>
          <table:table-cell office:value-type="string" calcext:value-type="string">
            <text:p> 4130919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Amar Leela Hospital(P) Ltd.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B-1/6$Janak Puri$Najafgarh Road$New Delhi$110058</text:p>
          </table:table-cell>
          <table:table-cell office:value-type="string" calcext:value-type="string">
            <text:p> 25537965/255379966/25530838/51070108/51070109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mit Nursing Hom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-3 Manak Vihar Ext.$Near D.D.V Hospital$Tihar$110018</text:p>
          </table:table-cell>
          <table:table-cell office:value-type="string" calcext:value-type="string">
            <text:p>25407520/25492149 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nand Hospital ( Preet Vihar - New Delhi)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21 Community Centre$Preet Vihar$New Delhi$110092</text:p>
          </table:table-cell>
          <table:table-cell office:value-type="string" calcext:value-type="string">
            <text:p> 22228617/22220480/22226870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A-One Hospi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-1/7$Paschim Vihar$Main Rohtak Road$New Delhi$110063</text:p>
          </table:table-cell>
          <table:table-cell office:value-type="string" calcext:value-type="string">
            <text:p>25287777/ 25271177 </text:p>
          </table:table-cell>
          <table:table-cell office:value-type="string" calcext:value-type="string">
            <text:p>Hospital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shok Nursing Hom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F-3/15-16$Vijay Chowk$Krishan Nagar$New Delhi$110051</text:p>
          </table:table-cell>
          <table:table-cell office:value-type="string" calcext:value-type="string">
            <text:p>22003420/22098846/22002880 </text:p>
          </table:table-cell>
          <table:table-cell office:value-type="string" calcext:value-type="string">
            <text:p>Nursing Home</text:p>
          </table:table-cell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Ayushman Hospital (New Delhi)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Plot No. 2, Sector 12$Dwarka$110075</text:p>
          </table:table-cell>
          <table:table-cell office:value-type="string" calcext:value-type="string">
            <text:p>28081739/40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Banarasidass Institute Of Medical Scienc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handiwala Estate$Maa Anandmai Ashram Marg$Kalkaji$110058</text:p>
          </table:table-cell>
          <table:table-cell office:value-type="string" calcext:value-type="string">
            <text:p>55500001/55500004</text:p>
          </table:table-cell>
          <table:table-cell office:value-type="string" calcext:value-type="string">
            <text:p>Hospital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Bansal Hospital &amp; Research Centre Pvt Ltd.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3590 Bazar Sitaram Delhi$Near New Delhi Railway Station$Delhi$110006</text:p>
          </table:table-cell>
          <table:table-cell office:value-type="string" calcext:value-type="string">
            <text:p>23261072/ 23269827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Bansal Hospital (Unit Of Namedi Hospital Pvt Ltd)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A-1$New Friends Colony$Delhi$110065</text:p>
          </table:table-cell>
          <table:table-cell office:value-type="string" calcext:value-type="string">
            <text:p>46583333</text:p>
            <text:p/>
          </table:table-cell>
          <table:table-cell office:value-type="string" calcext:value-type="string">
            <text:p>Nursing Hom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Batra Hospital And Medicalresearch Centr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1,Tughlakabad Institutional Area$Mehrauli Badarpur Road$New Delhi$110062</text:p>
          </table:table-cell>
          <table:table-cell office:value-type="string" calcext:value-type="string">
            <text:p> 29956509/29958747/26082455/26075280</text:p>
            <text:p/>
          </table:table-cell>
          <table:table-cell office:value-type="string" calcext:value-type="string">
            <text:p>Hospital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Behl  Hospi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B-128$Naraina Vihar$Near Fly Over$New Delhi$110092</text:p>
          </table:table-cell>
          <table:table-cell office:value-type="string" calcext:value-type="string">
            <text:p>25777940/2577 0434 </text:p>
          </table:table-cell>
          <table:table-cell office:value-type="string" calcext:value-type="string">
            <text:p>Hospita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hagat Hospital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D-2/ 48-49$</text:p>
            <text:p>Janakpuri$Delhi$110058</text:p>
          </table:table-cell>
          <table:table-cell office:value-type="float" office:value="28525502" calcext:value-type="float">
            <text:p>28525502</text:p>
          </table:table-cell>
          <table:table-cell office:value-type="string" calcext:value-type="string">
            <text:p>Hospital</text:p>
          </table:table-cell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Bhagwati Hospital (Unit Of Sarvodya Health Foundation)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C/Socf 6 Sector 13$Rohini</text:p>
            <text:p>Nearprinter Apt$Mother Dairy$New Delhi$110070</text:p>
          </table:table-cell>
          <table:table-cell office:value-type="string" calcext:value-type="string">
            <text:p>275541790/270160195/275541012 </text:p>
          </table:table-cell>
          <table:table-cell office:value-type="string" calcext:value-type="string">
            <text:p>Hospital</text:p>
          </table:table-cell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Bhatia Global Hospital &amp; Endosurgery Institute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307 &amp; 308$Ambica Vihar$Opp.Central School$Paschim Vihar$110087</text:p>
          </table:table-cell>
          <table:table-cell office:value-type="string" calcext:value-type="string">
            <text:p>25270701/25270702/0500 /3200/525 6408  </text:p>
          </table:table-cell>
          <table:table-cell office:value-type="string" calcext:value-type="string">
            <text:p>Hospital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Bohra's Smile Dental Clinic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36, Uday Park ,</text:p>
            <text:p>Khelgaon Marg.</text:p>
            <text:p>New Delhi</text:p>
            <text:p>110049</text:p>
          </table:table-cell>
          <table:table-cell office:value-type="string" calcext:value-type="string">
            <text:p>Area Code : 011</text:p>
            <text:p>Tel : 6563635 </text:p>
          </table:table-cell>
          <table:table-cell office:value-type="string" calcext:value-type="string">
            <text:p>DENTIST</text:p>
          </table:table-cell>
        </table:table-row>
        <table:table-row table:style-name="ro1" table:number-rows-repeated="1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8:42:56.424163874</meta:creation-date>
    <dc:date>2017-10-14T19:33:05.250748013</dc:date>
    <meta:editing-duration>PT27M6S</meta:editing-duration>
    <meta:editing-cycles>4</meta:editing-cycles>
    <meta:generator>LibreOffice/5.1.6.2$Linux_X86_64 LibreOffice_project/10m0$Build-2</meta:generator>
    <meta:document-statistic meta:table-count="1" meta:cell-count="126" meta:object-count="0"/>
  </office:meta>
</office:document-meta>
</file>